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URW Palladio ITU" svg:font-family="'URW Palladio ITU'" style:font-pitch="variable"/>
    <style:font-face style:name="WenQuanYi Micro Hei1" svg:font-family="'WenQuanYi Micro Hei'" style:font-pitch="variable"/>
    <style:font-face style:name="Wingdings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076cm" fo:padding-top="0.142cm" fo:padding-bottom="0.142cm" fo:padding-left="0.267cm" fo:padding-right="0.267cm" draw:shadow="visible" draw:shadow-color="#bababa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Symmetric_20_Arrow" draw:marker-end-width="0.379cm" svg:stroke-opacity="100%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17cm"/>
      <style:paragraph-properties style:writing-mode="lr-tb"/>
    </style:style>
    <style:style style:name="gr11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2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5.302cm" fo:min-width="3.566cm"/>
    </style:style>
    <style:style style:name="P1" style:family="paragraph">
      <style:paragraph-properties fo:text-align="center" style:writing-mode="lr-tb"/>
      <style:text-properties style:font-name="Arial" fo:font-size="13pt" style:font-size-asian="10.5pt" style:font-size-complex="10.5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Arial" fo:font-size="13pt" style:font-size-asian="10.5pt" style:font-size-complex="10.5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9" style:family="paragraph">
      <loext:graphic-properties draw:fill="none"/>
      <style:paragraph-properties fo:text-align="center" style:writing-mode="lr-tb"/>
      <style:text-properties style:font-name="Arial" fo:font-size="13pt" style:font-size-asian="15pt" style:font-size-complex="15pt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12" style:family="paragraph">
      <style:paragraph-properties fo:margin-left="0cm" fo:margin-right="0cm" fo:margin-top="0cm" fo:margin-bottom="0.212cm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14" style:family="paragraph">
      <loext:graphic-properties draw:fill="none"/>
      <style:paragraph-properties fo:margin-top="0cm" fo:margin-bottom="0.1cm" fo:text-align="center"/>
      <style:text-properties style:font-name="Ari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italic" fo:text-shadow="none" style:text-underline-style="none" fo:font-weight="normal" style:letter-kerning="true" style:font-name-asian="Calibri" style:font-size-asian="10.5pt" style:font-style-asian="italic" style:font-weight-asian="normal" style:font-name-complex="Book Antiqua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Book Antiqu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1cm" svg:height="2.67cm" svg:x="14.5cm" svg:y="2cm">
          <text:p text:style-name="P1"><text:span text:style-name="T1">OBJETIVO:</text:span></text:p>
          <text:p text:style-name="P1"><text:span text:style-name="T1">Entendimento e</text:span></text:p>
          <text:p text:style-name="P1"><text:span text:style-name="T1">definição do</text:span></text:p>
          <text:p text:style-name="P1"><text:span text:style-name="T1">probl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71cm" svg:height="2.67cm" svg:x="21.44cm" svg:y="5.6cm">
          <text:p text:style-name="P3"><text:span text:style-name="T2">DADOS:</text:span></text:p>
          <text:p text:style-name="P3"><text:span text:style-name="T2">Identificação e</text:span></text:p>
          <text:p text:style-name="P3"><text:span text:style-name="T2">colet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61cm" svg:height="2.67cm" svg:x="7.9cm" svg:y="11.6cm">
          <text:p text:style-name="P5"><text:span text:style-name="T1">MODELAGEM:</text:span></text:p>
          <text:p text:style-name="P5"><text:span text:style-name="T1">Estatística e</text:span></text:p>
          <text:p text:style-name="P5"><text:span text:style-name="T3">Machine Learning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71cm" svg:height="2.67cm" svg:x="14.65cm" svg:y="15.33cm">
          <text:p text:style-name="P5"><text:span text:style-name="T1">EXPLORAÇÃO:</text:span></text:p>
          <text:p text:style-name="P5"><text:span text:style-name="T1">Análise </text:span></text:p>
          <text:p text:style-name="P5"><text:span text:style-name="T1">exploratóri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61cm" svg:height="2.67cm" svg:x="7.79cm" svg:y="5.68cm">
          <text:p text:style-name="P5"><text:span text:style-name="T1">IMPLATAÇÃO:</text:span></text:p>
          <text:p text:style-name="P5"><text:span text:style-name="T1">Utilização e</text:span></text:p>
          <text:p text:style-name="P5"><text:span text:style-name="T1">tomada de decisão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3cm" svg:height="2.1cm" svg:x="2.75cm" svg:y="9.05cm">
          <text:p text:style-name="P7"><text:span text:style-name="T1">Validação</text:span></text:p>
          <text:p text:style-name="P7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4.3cm" svg:height="2.1cm" svg:x="2.6cm" svg:y="14.8cm">
          <text:p text:style-name="P7"><text:span text:style-name="T1">Reformulação</text:span></text:p>
          <text:p text:style-name="P7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19.75cm" svg:y1="3.5cm" svg:x2="22cm" svg:y2="5.25cm">
          <text:p/>
        </draw:line>
        <draw:frame draw:style-name="gr7" draw:text-style-name="P11" draw:layer="layout" svg:width="3.366cm" svg:height="1.275cm" svg:x="3.25cm" svg:y="7.123cm">
          <draw:text-box>
            <text:p text:style-name="P10"><text:span text:style-name="T4">Aplicação do</text:span></text:p>
            <text:p text:style-name="P10"><text:span text:style-name="T4">Modelo</text:span></text:p>
          </draw:text-box>
        </draw:frame>
        <draw:frame draw:style-name="gr8" draw:text-style-name="P13" draw:layer="layout" svg:width="2.297cm" svg:height="0.763cm" svg:x="7.1cm" svg:y="3.819cm">
          <draw:text-box>
            <text:p text:style-name="P12"><text:span text:style-name="T5">Dados</text:span></text:p>
          </draw:text-box>
        </draw:frame>
        <draw:frame draw:style-name="gr9" draw:text-style-name="P13" draw:layer="layout" svg:width="3.11cm" svg:height="0.831cm" svg:x="10.55cm" svg:y="3.75cm">
          <draw:text-box>
            <text:p text:style-name="P12"><text:span text:style-name="T5">Informações</text:span></text:p>
          </draw:text-box>
        </draw:frame>
        <draw:frame draw:style-name="gr10" draw:text-style-name="P13" draw:layer="layout" svg:width="2.517cm" svg:height="0.831cm" svg:x="15.7cm" svg:y="9.719cm">
          <draw:text-box>
            <text:p text:style-name="P12"><text:span text:style-name="T5">Feedback</text:span></text:p>
          </draw:text-box>
        </draw:frame>
        <draw:custom-shape draw:style-name="gr11" draw:text-style-name="P4" draw:layer="layout" svg:width="4.71cm" svg:height="2.67cm" svg:x="21.45cm" svg:y="11.35cm">
          <text:p text:style-name="P3"><text:span text:style-name="T2">DADOS:</text:span></text:p>
          <text:p text:style-name="P3"><text:span text:style-name="T2">Processamento</text:span></text:p>
          <text:p text:style-name="P3"><text:span text:style-name="T2">dos dados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3.75cm" svg:y1="9cm" svg:x2="23.75cm" svg:y2="10.75cm">
          <text:p/>
        </draw:line>
        <draw:line draw:style-name="gr6" draw:text-style-name="P9" draw:layer="layout" svg:x1="23cm" svg:y1="14.75cm" svg:x2="20cm" svg:y2="16.75cm">
          <text:p/>
        </draw:line>
        <draw:line draw:style-name="gr6" draw:text-style-name="P9" draw:layer="layout" svg:x1="14.25cm" svg:y1="16.75cm" svg:x2="10.75cm" svg:y2="14.75cm">
          <text:p/>
        </draw:line>
        <draw:line draw:style-name="gr6" draw:text-style-name="P9" draw:layer="layout" svg:x1="7.75cm" svg:y1="12.25cm" svg:x2="6.5cm" svg:y2="11cm">
          <text:p/>
        </draw:line>
        <draw:line draw:style-name="gr6" draw:text-style-name="P9" draw:layer="layout" svg:x1="4cm" svg:y1="11.45cm" svg:x2="4cm" svg:y2="14.7cm">
          <text:p/>
        </draw:line>
        <draw:line draw:style-name="gr6" draw:text-style-name="P9" draw:layer="layout" svg:x1="6.25cm" svg:y1="15cm" svg:x2="7.75cm" svg:y2="13.75cm">
          <text:p/>
        </draw:line>
        <draw:line draw:style-name="gr6" draw:text-style-name="P9" draw:layer="layout" svg:x1="5.75cm" svg:y1="8.7cm" svg:x2="7.5cm" svg:y2="7.2cm">
          <text:p/>
        </draw:line>
        <draw:line draw:style-name="gr6" draw:text-style-name="P9" draw:layer="layout" svg:x1="8.25cm" svg:y1="4.5cm" svg:x2="9.25cm" svg:y2="5.5cm">
          <text:p/>
        </draw:line>
        <draw:line draw:style-name="gr6" draw:text-style-name="P9" draw:layer="layout" svg:x1="11cm" svg:y1="5.5cm" svg:x2="11.5cm" svg:y2="4.5cm">
          <text:p/>
        </draw:line>
        <draw:custom-shape draw:style-name="gr12" draw:text-style-name="P14" draw:layer="layout" svg:width="5.75cm" svg:height="7.85cm" svg:x="1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16.75cm" svg:y1="6.175cm" svg:x2="16.746cm" svg:y2="6.175cm">
          <text:p/>
        </draw:line>
        <draw:line draw:style-name="gr6" draw:text-style-name="P9" draw:layer="layout" svg:x1="17.074cm" svg:y1="14.014cm" svg:x2="17.078cm" svg:y2="14.014cm">
          <text:p/>
        </draw:line>
        <draw:line draw:style-name="gr6" draw:text-style-name="P9" draw:layer="layout" svg:x1="19.765cm" svg:y1="9.754cm" svg:x2="19.765cm" svg:y2="9.75cm">
          <text:p/>
        </draw:line>
        <draw:line draw:style-name="gr6" draw:text-style-name="P9" draw:layer="layout" svg:x1="14.025cm" svg:y1="10.046cm" svg:x2="14.025cm" svg:y2="10.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URW Palladio ITU" svg:font-family="'URW Palladio ITU'" style:font-pitch="variable"/>
    <style:font-face style:name="WenQuanYi Micro Hei1" svg:font-family="'WenQuanYi Micro Hei'" style:font-pitch="variable"/>
    <style:font-face style:name="Wingdings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1cm" draw:marker-end-width="0.21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Label_20_923" style:display-name="ListLabel 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1" style:display-name="ListLabel 9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0" style:display-name="ListLabel 9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9" style:display-name="ListLabel 9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8" style:display-name="ListLabel 9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7" style:display-name="ListLabel 9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6" style:display-name="ListLabel 9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5" style:display-name="ListLabel 915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914" style:display-name="ListLabel 9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3" style:display-name="ListLabel 9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2" style:display-name="ListLabel 9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1" style:display-name="ListLabel 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9" style:display-name="ListLabel 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8" style:display-name="ListLabel 9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7" style:display-name="ListLabel 9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6" style:display-name="ListLabel 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5" style:display-name="ListLabel 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4" style:display-name="ListLabel 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3" style:display-name="ListLabel 9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2" style:display-name="ListLabel 9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1" style:display-name="ListLabel 9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0" style:display-name="ListLabel 9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9" style:display-name="ListLabel 8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8" style:display-name="ListLabel 8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7" style:display-name="ListLabel 8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6" style:display-name="ListLabel 8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5" style:display-name="ListLabel 8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4" style:display-name="ListLabel 8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3" style:display-name="ListLabel 8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2" style:display-name="ListLabel 8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1" style:display-name="ListLabel 8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0" style:display-name="ListLabel 8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9" style:display-name="ListLabel 8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8" style:display-name="ListLabel 88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87" style:display-name="ListLabel 8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6" style:display-name="ListLabel 8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5" style:display-name="ListLabel 8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4" style:display-name="ListLabel 8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3" style:display-name="ListLabel 8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2" style:display-name="ListLabel 8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1" style:display-name="ListLabel 8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0" style:display-name="ListLabel 8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9" style:display-name="ListLabel 87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78" style:display-name="ListLabel 8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7" style:display-name="ListLabel 8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6" style:display-name="ListLabel 8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5" style:display-name="ListLabel 8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4" style:display-name="ListLabel 8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3" style:display-name="ListLabel 8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2" style:display-name="ListLabel 8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1" style:display-name="ListLabel 8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0" style:display-name="ListLabel 87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9" style:display-name="ListLabel 8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8" style:display-name="ListLabel 8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7" style:display-name="ListLabel 8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6" style:display-name="ListLabel 8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5" style:display-name="ListLabel 8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4" style:display-name="ListLabel 8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3" style:display-name="ListLabel 8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2" style:display-name="ListLabel 8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1" style:display-name="ListLabel 86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0" style:display-name="ListLabel 8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9" style:display-name="ListLabel 8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8" style:display-name="ListLabel 8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7" style:display-name="ListLabel 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6" style:display-name="ListLabel 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5" style:display-name="ListLabel 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4" style:display-name="ListLabel 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2" style:display-name="ListLabel 85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51" style:display-name="ListLabel 8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0" style:display-name="ListLabel 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9" style:display-name="ListLabel 8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8" style:display-name="ListLabel 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7" style:display-name="ListLabel 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6" style:display-name="ListLabel 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5" style:display-name="ListLabel 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3" style:display-name="ListLabel 84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842" style:display-name="ListLabel 8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1" style:display-name="ListLabel 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0" style:display-name="ListLabel 8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9" style:display-name="ListLabel 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8" style:display-name="ListLabel 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7" style:display-name="ListLabel 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6" style:display-name="ListLabel 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4" style:display-name="ListLabel 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3" style:display-name="ListLabel 8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2" style:display-name="ListLabel 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1" style:display-name="ListLabel 8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0" style:display-name="ListLabel 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9" style:display-name="ListLabel 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8" style:display-name="ListLabel 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7" style:display-name="ListLabel 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5" style:display-name="ListLabel 8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4" style:display-name="ListLabel 8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3" style:display-name="ListLabel 8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2" style:display-name="ListLabel 8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1" style:display-name="ListLabel 8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0" style:display-name="ListLabel 8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9" style:display-name="ListLabel 8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8" style:display-name="ListLabel 8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7" style:display-name="ListLabel 8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6" style:display-name="ListLabel 81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15" style:display-name="ListLabel 8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4" style:display-name="ListLabel 8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3" style:display-name="ListLabel 8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2" style:display-name="ListLabel 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1" style:display-name="ListLabel 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0" style:display-name="ListLabel 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9" style:display-name="ListLabel 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7" style:display-name="ListLabel 80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06" style:display-name="ListLabel 8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5" style:display-name="ListLabel 8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4" style:display-name="ListLabel 8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3" style:display-name="ListLabel 8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2" style:display-name="ListLabel 8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1" style:display-name="ListLabel 8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0" style:display-name="ListLabel 8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9" style:display-name="ListLabel 7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8" style:display-name="ListLabel 79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97" style:display-name="ListLabel 7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6" style:display-name="ListLabel 7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5" style:display-name="ListLabel 7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4" style:display-name="ListLabel 7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3" style:display-name="ListLabel 7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2" style:display-name="ListLabel 7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1" style:display-name="ListLabel 7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0" style:display-name="ListLabel 7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9" style:display-name="ListLabel 78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88" style:display-name="ListLabel 7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7" style:display-name="ListLabel 7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6" style:display-name="ListLabel 7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5" style:display-name="ListLabel 7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4" style:display-name="ListLabel 7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3" style:display-name="ListLabel 7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2" style:display-name="ListLabel 7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1" style:display-name="ListLabel 7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0" style:display-name="ListLabel 78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9" style:display-name="ListLabel 7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8" style:display-name="ListLabel 7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7" style:display-name="ListLabel 7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6" style:display-name="ListLabel 7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5" style:display-name="ListLabel 7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4" style:display-name="ListLabel 7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3" style:display-name="ListLabel 7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2" style:display-name="ListLabel 7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1" style:display-name="ListLabel 771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770" style:display-name="ListLabel 7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9" style:display-name="ListLabel 7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8" style:display-name="ListLabel 7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7" style:display-name="ListLabel 7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6" style:display-name="ListLabel 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5" style:display-name="ListLabel 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4" style:display-name="ListLabel 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2" style:display-name="ListLabel 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1" style:display-name="ListLabel 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0" style:display-name="ListLabel 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9" style:display-name="ListLabel 7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8" style:display-name="ListLabel 7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7" style:display-name="ListLabel 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6" style:display-name="ListLabel 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5" style:display-name="ListLabel 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1" style:display-name="ListLabel 7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0" style:display-name="ListLabel 7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9" style:display-name="ListLabel 7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7" style:display-name="ListLabel 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6" style:display-name="ListLabel 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4" style:display-name="ListLabel 74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43" style:display-name="ListLabel 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2" style:display-name="ListLabel 7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1" style:display-name="ListLabel 7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0" style:display-name="ListLabel 7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8" style:display-name="ListLabel 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7" style:display-name="ListLabel 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5" style:display-name="ListLabel 73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34" style:display-name="ListLabel 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3" style:display-name="ListLabel 7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2" style:display-name="ListLabel 7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1" style:display-name="ListLabel 7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0" style:display-name="ListLabel 7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9" style:display-name="ListLabel 7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8" style:display-name="ListLabel 7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7" style:display-name="ListLabel 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25" style:display-name="ListLabel 7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4" style:display-name="ListLabel 7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3" style:display-name="ListLabel 7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1" style:display-name="ListLabel 7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0" style:display-name="ListLabel 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7" style:display-name="ListLabel 71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16" style:display-name="ListLabel 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4" style:display-name="ListLabel 7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2" style:display-name="ListLabel 7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1" style:display-name="ListLabel 7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9" style:display-name="ListLabel 7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8" style:display-name="ListLabel 70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07" style:display-name="ListLabel 7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6" style:display-name="ListLabel 7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5" style:display-name="ListLabel 7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4" style:display-name="ListLabel 7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3" style:display-name="ListLabel 7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2" style:display-name="ListLabel 7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1" style:display-name="ListLabel 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9" style:display-name="ListLabel 699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698" style:display-name="ListLabel 6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7" style:display-name="ListLabel 6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5" style:display-name="ListLabel 6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4" style:display-name="ListLabel 6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2" style:display-name="ListLabel 6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1" style:display-name="ListLabel 6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0" style:display-name="ListLabel 6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9" style:display-name="ListLabel 6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8" style:display-name="ListLabel 6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6" style:display-name="ListLabel 6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5" style:display-name="ListLabel 6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3" style:display-name="ListLabel 6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2" style:display-name="ListLabel 6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1" style:display-name="ListLabel 6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0" style:display-name="ListLabel 6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9" style:display-name="ListLabel 6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8" style:display-name="ListLabel 6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7" style:display-name="ListLabel 6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6" style:display-name="ListLabel 6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5" style:display-name="ListLabel 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3" style:display-name="ListLabel 6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2" style:display-name="ListLabel 67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71" style:display-name="ListLabel 6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9" style:display-name="ListLabel 6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8" style:display-name="ListLabel 6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6" style:display-name="ListLabel 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5" style:display-name="ListLabel 6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4" style:display-name="ListLabel 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3" style:display-name="ListLabel 66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62" style:display-name="ListLabel 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0" style:display-name="ListLabel 6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9" style:display-name="ListLabel 6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7" style:display-name="ListLabel 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6" style:display-name="ListLabel 6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5" style:display-name="ListLabel 6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4" style:display-name="ListLabel 65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3" style:display-name="ListLabel 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2" style:display-name="ListLabel 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1" style:display-name="ListLabel 6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0" style:display-name="ListLabel 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7" style:display-name="ListLabel 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6" style:display-name="ListLabel 6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5" style:display-name="ListLabel 64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44" style:display-name="ListLabel 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3" style:display-name="ListLabel 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2" style:display-name="ListLabel 6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0" style:display-name="ListLabel 6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9" style:display-name="ListLabel 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7" style:display-name="ListLabel 6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6" style:display-name="ListLabel 63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35" style:display-name="ListLabel 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4" style:display-name="ListLabel 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3" style:display-name="ListLabel 6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1" style:display-name="ListLabel 6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0" style:display-name="ListLabel 6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8" style:display-name="ListLabel 6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7" style:display-name="ListLabel 62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26" style:display-name="ListLabel 6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5" style:display-name="ListLabel 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3" style:display-name="ListLabel 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1" style:display-name="ListLabel 6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8" style:display-name="ListLabel 6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17" style:display-name="ListLabel 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6" style:display-name="ListLabel 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5" style:display-name="ListLabel 6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3" style:display-name="ListLabel 6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2" style:display-name="ListLabel 6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0" style:display-name="ListLabel 6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9" style:display-name="ListLabel 60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08" style:display-name="ListLabel 6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6" style:display-name="ListLabel 6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5" style:display-name="ListLabel 6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3" style:display-name="ListLabel 6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2" style:display-name="ListLabel 6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0" style:display-name="ListLabel 60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7" style:display-name="ListLabel 5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6" style:display-name="ListLabel 5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5" style:display-name="ListLabel 5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3" style:display-name="ListLabel 5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1" style:display-name="ListLabel 59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0" style:display-name="ListLabel 5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9" style:display-name="ListLabel 5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8" style:display-name="ListLabel 5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4" style:display-name="ListLabel 5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2" style:display-name="ListLabel 58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81" style:display-name="ListLabel 5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0" style:display-name="ListLabel 5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9" style:display-name="ListLabel 5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8" style:display-name="ListLabel 5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6" style:display-name="ListLabel 5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5" style:display-name="ListLabel 5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3" style:display-name="ListLabel 57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72" style:display-name="ListLabel 5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1" style:display-name="ListLabel 5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0" style:display-name="ListLabel 5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9" style:display-name="ListLabel 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63" style:display-name="ListLabel 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0" style:display-name="ListLabel 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54" style:display-name="ListLabel 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1" style:display-name="ListLabel 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45" style:display-name="ListLabel 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4" style:display-name="ListLabel 5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36" style:display-name="ListLabel 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2" style:display-name="ListLabel 5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1" style:display-name="ListLabel 5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8" style:display-name="ListLabel 5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27" style:display-name="ListLabel 5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5" style:display-name="ListLabel 5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4" style:display-name="ListLabel 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18" style:display-name="ListLabel 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5" style:display-name="ListLabel 5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4" style:display-name="ListLabel 5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2" style:display-name="ListLabel 5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0" style:display-name="ListLabel 51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9" style:display-name="ListLabel 5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5" style:display-name="ListLabel 5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1" style:display-name="ListLabel 50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0" style:display-name="ListLabel 5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9" style:display-name="ListLabel 4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8" style:display-name="ListLabel 4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7" style:display-name="ListLabel 4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6" style:display-name="ListLabel 4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5" style:display-name="ListLabel 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2" style:display-name="ListLabel 49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91" style:display-name="ListLabel 4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9" style:display-name="ListLabel 4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8" style:display-name="ListLabel 4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6" style:display-name="ListLabel 4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5" style:display-name="ListLabel 4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3" style:display-name="ListLabel 48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82" style:display-name="ListLabel 4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0" style:display-name="ListLabel 4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9" style:display-name="ListLabel 4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7" style:display-name="ListLabel 4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5" style:display-name="ListLabel 4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3" style:display-name="ListLabel 4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1" style:display-name="ListLabel 4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0" style:display-name="ListLabel 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0" style:display-name="ListLabel 4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9" style:display-name="ListLabel 4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9" style:display-name="ListLabel 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46" style:display-name="ListLabel 4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0" style:display-name="ListLabel 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37" style:display-name="ListLabel 4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4" style:display-name="ListLabel 4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3" style:display-name="ListLabel 4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1" style:display-name="ListLabel 4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0" style:display-name="ListLabel 4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8" style:display-name="ListLabel 4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5" style:display-name="ListLabel 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1" style:display-name="ListLabel 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2" style:display-name="ListLabel 4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1" style:display-name="ListLabel 4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8" style:display-name="ListLabel 4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6" style:display-name="ListLabel 4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3" style:display-name="ListLabel 4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2" style:display-name="ListLabel 40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01" style:display-name="ListLabel 4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9" style:display-name="ListLabel 3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7" style:display-name="ListLabel 3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4" style:display-name="ListLabel 3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3" style:display-name="ListLabel 39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92" style:display-name="ListLabel 3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8" style:display-name="ListLabel 3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7" style:display-name="ListLabel 3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4" style:display-name="ListLabel 3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8" style:display-name="ListLabel 3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5" style:display-name="ListLabel 3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5" style:display-name="ListLabel 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56" style:display-name="ListLabel 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47" style:display-name="ListLabel 3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4" style:display-name="ListLabel 3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3" style:display-name="ListLabel 3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9" style:display-name="ListLabel 3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8" style:display-name="ListLabel 3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5" style:display-name="ListLabel 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11" style:display-name="ListLabel 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9" style:display-name="ListLabel 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6" style:display-name="ListLabel 3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02" style:display-name="ListLabel 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0" style:display-name="ListLabel 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7" style:display-name="ListLabel 2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8" style:display-name="ListLabel 2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2" style:display-name="ListLabel 2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1" style:display-name="ListLabel 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0" style:display-name="ListLabel 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5" style:display-name="ListLabel 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3" style:display-name="ListLabel 2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2" style:display-name="ListLabel 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66" style:display-name="ListLabel 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57" style:display-name="ListLabel 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5" style:display-name="ListLabel 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" style:display-name="ListLabel 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21" style:display-name="ListLabel 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" style:display-name="ListLabel 2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" style:display-name="ListLabel 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" style:display-name="ListLabel 2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12" style:display-name="ListLabel 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" style:display-name="ListLabel 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" style:display-name="ListLabel 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" style:display-name="ListLabel 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185" style:display-name="ListLabel 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76" style:display-name="ListLabel 1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67" style:display-name="ListLabel 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31" style:display-name="ListLabel 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22" style:display-name="ListLabel 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" style:display-name="ListLabel 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0" style:display-name="ListLabel 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Cabeçalho_20_Char" style:display-name="Cabeçalho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Default_5f_6" style:display-name="Default_6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5" style:display-name="Default_5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4" style:font-family-asian="'Liberation Sans', Arial" style:font-pitch-asian="variable" style:font-size-asian="12pt" style:language-asian="ar" style:country-asian="SA"/>
    </style:style>
    <style:style style:name="Título1_7e_LT_7e_Hintergrundobjekte" style:display-name="Título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Liberation Sans4" style:font-family-asian="'Liberation Sans', Arial" style:font-pitch-asian="variable" style:font-size-asian="12pt" style:language-asian="ar" style:country-asian="SA"/>
    </style:style>
    <style:style style:name="Título1_7e_LT_7e_Notizen" style:display-name="Título1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6.72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4.48cm" fo:margin-right="0cm" fo:margin-top="0.374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2.24cm" fo:margin-right="0cm" fo:margin-top="0.432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2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1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indent" style:family="graphic">
      <style:paragraph-properties fo:margin-left="0cm" fo:margin-right="0cm" fo:margin-top="0cm" fo:margin-bottom="0cm" style:line-height-at-least="0.623cm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justfied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shad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arr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Hintergrund" style:display-name="Padrão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4" style:font-family-asian="'Liberation Sans', Arial" style:font-pitch-asian="variable" style:font-size-asian="12pt" style:language-asian="ar" style:country-asian="SA"/>
    </style:style>
    <style:style style:name="Padrão_7e_LT_7e_Hintergrundobjekte" style:display-name="Padrão~LT~Hintergrundobjekte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/>
    </style:style>
    <style:style style:name="Padrão_7e_LT_7e_Notizen" style:display-name="Padrão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Untertitel" style:display-name="Padrão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Titel" style:display-name="Padrão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9" style:display-name="Padrão~LT~Gliederung 9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8" style:display-name="Padrão~LT~Gliederung 8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7" style:display-name="Padrão~LT~Gliederung 7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6" style:display-name="Padrão~LT~Gliederung 6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5" style:display-name="Padrão~LT~Gliederung 5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4" style:display-name="Padrão~LT~Gliederung 4" style:family="graphic">
      <style:paragraph-properties fo:margin-top="0.31cm" fo:margin-bottom="0cm" style:line-height-at-least="0.623cm" fo:text-align="start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3" style:display-name="Padrão~LT~Gliederung 3" style:family="graphic">
      <style:paragraph-properties fo:margin-top="0.374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2" style:display-name="Padrão~LT~Gliederung 2" style:family="graphic">
      <style:paragraph-properties fo:margin-top="0.432cm" fo:margin-bottom="0cm" style:line-height-at-least="0.623cm" fo:text-align="start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1" style:display-name="Padrão~LT~Gliederung 1" style:family="graphic">
      <style:paragraph-properties fo:margin-top="0.497cm" fo:margin-bottom="0cm" style:line-height-at-least="0.623cm" fo:text-align="start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4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Math" style:family="graphic">
      <style:paragraph-properties fo:margin-left="0cm" fo:margin-right="0cm" fo:margin-top="0cm" fo:margin-bottom="0.746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cm" fo:line-height="100%" fo:text-align="center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nd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iberation Mono" fo:font-family="'Liberation Mono', 'Courier New'" style:font-family-generic="roman" style:font-pitch="variable" fo:font-size="10pt" fo:language="pt" fo:country="BR" style:letter-kerning="false" style:font-name-asian="Liberation Mono2" style:font-family-asian="'Liberation Mono', 'Courier New'" style:font-pitch-asian="variable" style:font-size-asian="10pt" style:language-asian="ar" style:country-asian="SA"/>
    </style:style>
    <style:style style:name="Foot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Contents" style:display-name="List Contents" style:family="graphic">
      <style:paragraph-properties fo:margin-left="1.76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_20_Heading" style:display-name="List Heading" style:family="graphic">
      <style:paragraph-properties fo:margin-left="0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Tahoma" fo:font-family="Tahoma" style:font-family-generic="roman" style:font-pitch="variable" fo:font-size="8pt" fo:language="pt" fo:country="BR" style:letter-kerning="false" style:font-name-asian="Tahoma2" style:font-family-asian="Tahoma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Index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2pt" fo:language="pt" fo:country="BR" fo:font-style="italic" style:letter-kerning="false" style:font-name-asian="FreeSans2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stilo_20_padrão_20_de_20_desenho_5f_1" style:display-name="Estilo padrão de desenho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Estilo_20_padrão_20_de_20_desenho_5f_1">
      <style:graphic-properties draw:stroke-dash="Dashed_20__28_var_29__20_4" svg:stroke-width="0.05cm" svg:stroke-color="#000000" draw:marker-start-width="0.28cm" draw:marker-end-width="0.28cm" draw:fill="none" draw:fill-gradient-name="Gradient_20_2" draw:fill-hatch-name="Hatching_20_1" draw:fill-image-name="Bitmap_20_2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7T13:52:34.466727211</meta:creation-date>
    <meta:generator>LibreOffice/7.0.4.2$Linux_X86_64 LibreOffice_project/00$Build-2</meta:generator>
    <dc:date>2023-06-20T10:37:35.747234220</dc:date>
    <meta:editing-duration>PT14H20M15S</meta:editing-duration>
    <meta:editing-cycles>71</meta:editing-cycles>
    <meta:document-statistic meta:object-count="27"/>
  </office:meta>
</office:document-meta>
</file>